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6.27cm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0.583cm" svg:height="7.19cm" svg:x="0.92cm" svg:y="0.978cm">
          <text:p text:style-name="P2"/>
        </draw:rect>
        <draw:frame draw:style-name="gr2" draw:text-style-name="P2" draw:layer="layout" svg:width="10.468cm" svg:height="6.659cm" svg:x="1.035cm" svg:y="1.323cm">
          <draw:text-box>
            <text:p text:style-name="P2"/>
            <text:p text:style-name="P2">Icon class</text:p>
            <text:p text:style-name="P2"/>
            <text:p text:style-name="P2">Windows system icon instance</text:p>
            <text:p text:style-name="P2">shredder icon instance</text:p>
            <text:p text:style-name="P2">information icon instance</text:p>
            <text:p text:style-name="P2">.</text:p>
            <text:p text:style-name="P2">.</text:p>
            <text:p text:style-name="P2">.</text:p>
          </draw:text-box>
        </draw:frame>
        <draw:line draw:style-name="gr3" draw:text-style-name="P3" draw:layer="layout" svg:x1="2.013cm" svg:y1="2.153cm" svg:x2="2.013cm" svg:y2="1.028cm">
          <text:p text:style-name="P2"/>
        </draw:line>
        <draw:line draw:style-name="gr3" draw:text-style-name="P3" draw:layer="layout" svg:x1="2.033cm" svg:y1="1.028cm" svg:x2="11.466cm" svg:y2="1.028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9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creation-date>2009-02-04T22:57:15</meta:creation-date>
    <dc:date>2009-02-04T23:03:48</dc:date>
    <dc:language>en-US</dc:language>
    <meta:editing-cycles>2</meta:editing-cycles>
    <meta:editing-duration>PT6M37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